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972in"/>
    </style:style>
    <style:style style:name="co2" style:family="table-column">
      <style:table-column-properties fo:break-before="auto" style:column-width="2.82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Keyword</text:p>
          </table:table-cell>
          <table:table-cell table:style-name="ce3" office:value-type="string">
            <text:p>General = 1, Specific = 2, Not relevant = 3</text:p>
          </table:table-cell>
          <table:table-cell table:style-name="ce3" table:number-columns-repeated="1022"/>
        </table:table-row>
        <table:table-row table:style-name="ro1">
          <table:table-cell table:style-name="ce2" office:value-type="string">
            <text:p>robot's motion</text:p>
          </table:table-cell>
          <table:table-cell office:value-type="string">
            <text:p><text:s/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rounded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e algebra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igen-space method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obotic manipulators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nergy criterion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otion simulation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earbox shell production line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acuum adhesion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ime warping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habilitation robotics : walking aids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human-control robot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alking machines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xpected shortest paths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herapeutic robot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er experience design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ange image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put-output linearization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obots in organizations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obotics and education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rchitectural description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al time systems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tinuous simulation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inforcement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ube-crawling robots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uction cup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otion synchronization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ine motion strategies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ptimal energy path planning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obotic companion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uzzy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pace systems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pace shuttle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otal mesorectal excision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ssisting robot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sonal robot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etworked robots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elf-tuning pid control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versational robot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er-centered design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all-climbing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obot arm controller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al-time motion planning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ath-finding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al robots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volutionary biology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uzzy comprehensive evaluation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astric bypass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dt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rket-driven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obots for elderly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lp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rinted circuit board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bstacle detection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earning algorithm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egative pressure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vex distance function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egged robot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earning mobile robots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opology control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ance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river assistance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ask-oriented robot control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trol algorithms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ontryagin's maximum principle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ighted region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edical appliances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astrointestinal surgery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ystems software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arget following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operative mobile manipulation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horeography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mpliant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lind signal separation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r-like robot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ault detection and isolation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otion planner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mage synthesis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tegrated planning and control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diatrics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odified h-bridge circuit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luster validity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ilking robot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active systems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ssistive technology : ageing society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isual system design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obotic task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harmonic functions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di model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peech-based interaction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ubins car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ultidimensional systems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ccessibility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homeostasis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ertical wall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patial language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alking aids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structive education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obile robot network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eural control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uzzy expert system shell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ath planning ... etc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euromotor rehabilitation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eutral buoyancy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fuzzy speech recognition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vailability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obot motion classification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atch reinforcement learning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art assembly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ssistive robots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pace station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obot-aids</text:p>
          </table:table-cell>
          <table:table-cell office:value-type="string">
            <text:p>0 1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all climbing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earch engines</text:p>
          </table:table-cell>
          <table:table-cell office:value-type="string">
            <text:p>0 0 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liability</text:p>
          </table:table-cell>
          <table:table-cell office:value-type="string">
            <text:p>1 0 0</text:p>
          </table:table-cell>
          <table:table-cell table:number-columns-repeated="1022"/>
        </table:table-row>
        <table:table-row table:style-name="ro1" table:number-rows-repeated="1737">
          <table:table-cell table:style-name="ce2"/>
          <table:table-cell table:number-columns-repeated="1023"/>
        </table:table-row>
        <table:table-row table:style-name="ro2" table:number-rows-repeated="10467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/00/0000</text:date>, <text:time style:data-style-name="N2" text:time-value="0000-00-00T20:47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4:11:51.114820690</meta:creation-date>
    <dc:date>2014-08-21T12:00:00</dc:date>
    <meta:editing-duration>P1DT1H27M15S</meta:editing-duration>
    <meta:editing-cycles>4</meta:editing-cycles>
    <meta:generator>LibreOffice/4.0.4.2$MacOSX_x86 LibreOffice_project/9e9821abd0ffdbc09cd8c52eaa574fa09eb08f2</meta:generator>
    <meta:document-statistic meta:table-count="1" meta:cell-count="232" meta:object-count="0"/>
  </office:meta>
</office:document-meta>
</file>